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app2.clarizen.com/Clarizen/ObjectDetails/Index/8.14896222145.35701569/?orgId=35701569" text:style-name="Internet_20_link" text:visited-style-name="Visited_20_Internet_20_Link">https://app2.clarizen.com/Clarizen/ObjectDetails/Index/8.14896222145.35701569/?orgId=3570156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9:33:57.322741990</meta:creation-date>
    <dc:date>2021-12-14T20:07:36.045152775</dc:date>
    <meta:editing-duration>PT37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93" meta:non-whitespace-character-count="93"/>
  </office:meta>
</office:document-meta>
</file>